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Verdana3" svg:font-family="Verdana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r5" style:family="presentation" style:parent-style-name="Default-subtitle">
      <style:graphic-properties draw:fill-color="#ffffff" draw:auto-grow-height="true" fo:min-height="12.53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3.465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style:font-name="Segoe UI4" style:font-name-asian="Segoe UI4" style:font-name-complex="Segoe UI4"/>
    </style:style>
    <style:style style:name="T7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8" style:family="text">
      <style:text-properties style:font-name="Segoe UI2" style:font-name-asian="Segoe UI4" style:font-name-complex="Segoe UI4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position="-33% 58%"/>
    </style:style>
    <style:style style:name="T11" style:family="text">
      <style:text-properties fo:font-size="24pt"/>
    </style:style>
    <style:style style:name="T1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13" style:family="text">
      <style:text-properties style:text-position="-33% 58%" style:font-name="Segoe UI2" style:font-name-asian="Segoe UI4" style:font-name-complex="Segoe UI4"/>
    </style:style>
    <style:style style:name="T14" style:family="text">
      <style:text-properties style:text-position="0% 100%" style:font-name="Segoe UI2" style:font-name-asian="Segoe UI4" style:font-name-complex="Segoe UI4"/>
    </style:style>
    <style:style style:name="T15" style:family="text">
      <style:text-properties style:text-position="-33% 58%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style:font-name="Segoe UI4" fo:font-size="24pt" fo:font-style="italic" style:font-name-asian="Segoe UI4" style:font-style-asian="italic" style:font-name-complex="Segoe UI4" style:font-style-complex="italic"/>
    </style:style>
    <style:style style:name="T19" style:family="text">
      <style:text-properties style:font-name="Segoe UI2" fo:font-size="24pt" style:font-name-asian="Segoe UI4" style:font-name-complex="Segoe UI4"/>
    </style:style>
    <style:style style:name="T20" style:family="text">
      <style:text-properties style:text-position="-33% 58%" style:font-name="Segoe UI4" style:font-name-asian="Segoe UI4" style:font-name-complex="Segoe UI4"/>
    </style:style>
    <style:style style:name="T21" style:family="text">
      <style:text-properties fo:color="#000099"/>
    </style:style>
    <style:style style:name="T22" style:family="text">
      <style:text-properties fo:color="#000099" fo:font-style="italic" style:font-style-asian="italic" style:font-style-complex="italic"/>
    </style:style>
    <style:style style:name="T23" style:family="text">
      <style:text-properties fo:color="#000099" style:text-position="-33% 58%" fo:font-style="normal" style:font-style-asian="normal" style:font-style-complex="normal"/>
    </style:style>
    <style:style style:name="T24" style:family="text">
      <style:text-properties fo:color="#990000"/>
    </style:style>
    <style:style style:name="T25" style:family="text">
      <style:text-properties fo:color="#990000" fo:font-style="italic" style:font-style-asian="italic" style:font-style-complex="italic"/>
    </style:style>
    <style:style style:name="T26" style:family="text">
      <style:text-properties fo:color="#990000" style:text-position="-33% 58%" fo:font-style="normal" style:font-style-asian="normal" style:font-style-complex="normal"/>
    </style:style>
    <style:style style:name="T27" style:family="text">
      <style:text-properties fo:color="#009999"/>
    </style:style>
    <style:style style:name="T28" style:family="text">
      <style:text-properties fo:color="#009999" fo:font-style="italic" style:font-style-asian="italic" style:font-style-complex="italic"/>
    </style:style>
    <style:style style:name="T29" style:family="text">
      <style:text-properties fo:color="#009999" style:text-position="-33% 58%" fo:font-style="normal" style:font-style-asian="normal" style:font-style-complex="normal"/>
    </style:style>
    <style:style style:name="T30" style:family="text">
      <style:text-properties fo:color="#660066"/>
    </style:style>
    <style:style style:name="T31" style:family="text">
      <style:text-properties fo:color="#660066" fo:font-style="italic" style:font-style-asian="italic" style:font-style-complex="italic"/>
    </style:style>
    <style:style style:name="T32" style:family="text">
      <style:text-properties fo:color="#660066" style:text-position="-33% 58%" fo:font-style="normal" style:font-style-asian="normal" style:font-style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font-name="Verdana3" style:font-name-asian="Verdana3" style:font-name-complex="Verdana3"/>
    </style:style>
    <style:style style:name="T35" style:family="text">
      <style:text-properties style:font-name="Verdana3" fo:font-style="italic" style:font-name-asian="Verdana3" style:font-style-asian="italic" style:font-name-complex="Verdana3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System bezeichnet man eine definierte Menge Materie in einem räumlich begrenzten Bere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off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offenen System kann Materie in das System hinein und heraus transportiert werden – es ist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abgeschloss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bgeschlossenes System ist das Gegenteil eines offenen Systems: Es ist kein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isch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hermisch isoliertes System kann keine Wärme mit seiner Umgebung austauschen – es ist kein Wärmetransport durch die Grenzen des Systems hindurch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vollständig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vollständig isoliertes System hat überhaupt keine Wechselwirkung mit der Außenwelt: weder Materie- noch Wärmeaustausch sind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Wärmereservoi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Wärmereservoir bezeichnet man ein gedachtes idealisiertes System mit <text:span text:style-name="T1">unbegrenzter</text:span> Wärmekapazität, das <text:span text:style-name="T2">bei konstant bleibender Temperatur</text:span> <text:span text:style-name="T1">beliebig viel</text:span> Wärme aufnehmen und abgeb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odynamische Vari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thermodynamische Variablen bezeichnet man die Größen, die den Zustand eines thermodynamischen Systems <text:span text:style-name="T2">im thermischen Gleichgewicht</text:span> vollständig und exakt beschreiben. </text:p>
            <text:p/>
            <text:p>Thermodynamische Variablen sind zum Beispiel Volumen, Druck, Temperatur, Entropi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ustandsgleic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Zustandsgleichung ist eine mathematische Beziehung zwischen den thermodynamischen Variablen (<text:span text:style-name="T3">p</text:span>, <text:span text:style-name="T3">V</text:span>, <text:span text:style-name="T3">T</text:span>, ...) eines Systems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Prozeß in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rozeß ist die Änderung der thermodynamischen Variablen eines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reversibl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reversibler Prozeß kann in beide Richtungen ablaufen, vom Anfangs- zum Endzustand und umge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quasistatisch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quasistatischer Prozeß läuft so langsam ab, daß sich das System dabei zu jedem Zeitpunkt im thermischen Gleichgewicht befindet. Quasistatische Prozesse sind reversibe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irreversiblen Proze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rreversibler Prozeß ist ein Prozeß, der nur in einer Richtung abla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><text:span text:style-name="T4">Bei welcher Art von Prozeß befindet sich ein System im allgemeinen </text:span><text:span text:style-name="T5">nicht</text:span><text:span text:style-name="T4"> im thermischen Gleichgewicht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Bei ir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Was gilt im allgemeinen für die thermodynamischen Variablen bei irreversiblen Prozess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sind nicht definiert, </text:p>
            <text:p>da sich im allgemeinen Systeme, die einen irreversiblen Prozess durchlaufen, zwischen Anfangs- und Endzustand nicht im thermischen Gleichgewicht bef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System, das mit der Umgebung Energie durch Arbeit <text:span text:style-name="T3">W</text:span> oder Wärme <text:span text:style-name="T3">Q</text:span> austauscht, gilt für die Innere Energie <text:span text:style-name="T3">U</text:span>:</text:p>
            <text:p/>
            <text:p><text:span text:style-name="T6">Δ</text:span><text:span text:style-name="T7">U</text:span><text:span text:style-name="T8"> = </text:span><text:span text:style-name="T7">Q</text:span><text:span text:style-name="T8"> + </text:span><text:span text:style-name="T7">W</text:span></text:p>
            <text:p/>
            <text:p>Die Innere Energie <text:span text:style-name="T3">U</text:span> ist eine Erhaltungsgröße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ba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er Druck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cho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as Volumen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therm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ie Temperatur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diabatisch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kein Wärmeaustausch stattf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er Druck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ba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as Volumen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ch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ie Temperatur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ther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kein Wärmeaustausch stattfinde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diabat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9">Wie lautet die Vorzeichenkonvention in Bezug auf die Arbeit und den Wärmeübertrag im ersten Hauptsatz der Thermodynamik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Positive Werte führen dem System Energie zu, d.h. es wird Arbeit an ihm verrichtet oder Wärme zugeführt.</text:p>
            <text:p/>
            <text:p>Negative Werte entnehmen dem System Energie, d.h. es verrichtet Arbeit oder gibt Wärme ab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ist die Bezeichnung "Energie zuführen" uneingeschränkt richtig? Im Skript steht das so nicht drin.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ideale Gasgleich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3">p</text:span> <text:span text:style-name="T3">V</text:span> = <text:span text:style-name="T3">N</text:span> <text:span text:style-name="T3">k</text:span><text:span text:style-name="T10">B</text:span> <text:span text:style-name="T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baren Prozeß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0.487cm" svg:height="8.098cm" svg:x="3.756cm" svg:y="10.45cm">
          <text:p/>
          <draw:object xlink:href="../Erster%20Hauptsatz%20der%20Thermodynamik%20für%20isobare%20Prozess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baren Prozessen typisch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as Volumen ändert sich proportional zur Temperatur:</text:p>
            <text:p/>
            <text:p/>
          </draw:text-box>
        </draw:frame>
        <draw:frame draw:style-name="gr2" draw:text-style-name="P3" draw:layer="layout" svg:width="17.524cm" svg:height="3.061cm" svg:x="5.237cm" svg:y="11.969cm">
          <text:p/>
          <draw:object xlink:href="../ideales%20Gas%20im%20isobaren%20Prozess%20(besser%20lesbar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Innere Energie des ideale Gases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/>
            <text:p>Mit dem Gleichverteilungssatz erhält man für ein ideales Gas mit <text:span text:style-name="T3">N</text:span> Teilchen und drei Freiheitsgraden:</text:p>
            <text:p/>
            <text:p/>
            <text:p/>
            <text:p>Sie hängt nur von der Temperatur ab!</text:p>
          </draw:text-box>
        </draw:frame>
        <draw:frame draw:style-name="gr2" draw:text-style-name="P3" draw:layer="layout" svg:width="6.068cm" svg:height="2.535cm" svg:x="10.965cm" svg:y="12.032cm">
          <text:p/>
          <draw:object xlink:href="../Innere%20Energie%20des%20idealen%20Gase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thermen Prozeß?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256cm" svg:height="1.276cm" svg:x="6.871cm" svg:y="11.861cm">
          <text:p/>
          <draw:object xlink:href="../Erster%20Hauptsatz%20der%20Thermodynamik%20für%20isotherme%20Prozess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thermen Prozessen typisch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11">Das Volumen ändert sich umgekehrt proportional zum Druck:</text:span></text:p>
            <text:p><text:span text:style-name="T11"/></text:p>
            <text:p><text:span text:style-name="T11"/></text:p>
          </draw:text-box>
        </draw:frame>
        <draw:frame draw:style-name="gr2" draw:text-style-name="P3" draw:layer="layout" svg:width="9.669cm" svg:height="2.798cm" svg:x="9.165cm" svg:y="11.1cm">
          <text:p/>
          <draw:object xlink:href="../ideales%20Gas%20im%20isothermen%20Prozess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d ein isothermer Prozess näherungsweise realis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Beispielsweise durch ein Wämebad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ideales Gas bei Kompression im isothermen Prozess?</text:p>
          </draw:text-box>
        </draw:frame>
        <draw:frame presentation:style-name="pr5" draw:layer="layout" svg:width="25.199cm" svg:height="12.531cm" svg:x="1.4cm" svg:y="6.739cm" presentation:class="subtitle" presentation:user-transformed="true">
          <draw:text-box>
            <text:p>Da die Temperatur gleichbleiben muß, gilt:</text:p>
            <text:p/>
            <text:p/>
            <text:p/>
            <text:p/>
            <text:p/>
            <text:p/>
            <text:p/>
            <text:p>An komprimiertem Gas (<text:span text:style-name="T3">V</text:span><text:span text:style-name="T10">Ende</text:span> kleiner als <text:span text:style-name="T3">V</text:span><text:span text:style-name="T10">anfang</text:span>) wird Arbeit verrichtet, da der Logarithmus negativ und somit <text:span text:style-name="T3">W</text:span> positiv ist: </text:p>
            <text:p>der Druck steigt an</text:p>
          </draw:text-box>
        </draw:frame>
        <draw:frame draw:style-name="gr2" draw:text-style-name="P3" draw:layer="layout" svg:width="24.015cm" svg:height="6.109cm" svg:x="1.992cm" svg:y="8.745cm">
          <text:p/>
          <draw:object xlink:href="../verrichtete%20Arbeit%20des%20idealen%20Gases%20im%20isothermen%20Prozess%20(bessere%20Darstellung)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as Merkmal eines isochoren Prozesses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a sich das Volumen nicht ändert, verrichtet das System weder Arbeit, noch kann an dem System Arbeit verrichte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lautet der erste Hauptsatz der Thermodynamik für einen isochoren Prozeß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3">Q</text:span> = <text:span text:style-name="T6">Δ</text:span><text:span text:style-name="T7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er erste Hauptsatz der Thermodynamik für einen adiabatischen Prozeß?</text:p>
          </draw:text-box>
        </draw:frame>
        <draw:frame presentation:style-name="pr7" draw:layer="layout" svg:width="25.199cm" svg:height="12.18cm" svg:x="1.4cm" svg:y="4.914cm" presentation:class="subtitle">
          <draw:text-box>
            <text:p>W = <text:span text:style-name="T6">Δ</text:span><text:span text:style-name="T7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er Adiabatenkoeffizien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as Verhältnis der spezifischen Wärmekapazität bei konstantem Druck zu der bei konstantem Volumen:</text:p>
            <text:p/>
            <text:p><text:span text:style-name="T12">κ</text:span><text:span text:style-name="T8"> = </text:span><text:span text:style-name="T7">c</text:span><text:span text:style-name="T13">P</text:span><text:span text:style-name="T8"> / </text:span><text:span text:style-name="T7">c</text:span><text:span text:style-name="T13">V</text:span><text:span text:style-name="T14"> </text:span></text:p>
            <text:p><text:span text:style-name="T14"/></text:p>
            <text:p><text:span text:style-name="T14">Er ist immer größer 1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Joule-Thomson-Effek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<text:span text:style-name="T3">reales</text:span> Gas erfährt bei Expansion (isenthalpe Druckminderung) eine Temperaturänderung.</text:p>
            <text:p/>
            <text:p>Bei idealen Gasen tritt der Effekt nicht auf, da er auf der in diesen nicht berücksichtigten Wechselwirkung der Gasteilchen beruht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>
            <draw:text-box>
              <text:p>Die Temperaturänderung kann sowohl positiv als auch negativ sein, abhängig von der Inversionstemperatur</text:p>
            </draw:text-box>
          </draw:frame>
        </presentation:notes>
      </draw:page>
      <draw:page draw:name="page38" draw:style-name="dp3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agt der zweite Hauptsatz der Thermodynamik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Es gibt keine Zustandsänderung, deren einziges Ergebnis die Übertragung von Wärme von einem Körper niederer auf einen Körper höherer Temperatur ist. (Rudolf J. M. Clausius)</text:p>
            <text:p/>
            <text:p>Es ist unmöglich, eine periodisch arbeitende Maschine zu konstruieren, die weiter nichts bewirkt als Hebung einer Last und Abkühlung eines Wärmereservoirs. (Thomson/Planck)</text:p>
            <text:p/>
            <text:p>Es gibt keine Wärmekraftmaschine, die bei gegebenen mittleren Temperaturen der Wärmezufuhr und Wärmeabfuhr einen höheren Wirkungsgrad hat als den aus diesen Temperaturen gebildeten Carnot-Wirkung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er Wirkungsgrad?</text:p>
          </draw:text-box>
        </draw:frame>
        <draw:frame presentation:style-name="pr7" draw:layer="layout" svg:width="25.199cm" svg:height="12.18cm" svg:x="1.4cm" svg:y="6.914cm" presentation:class="subtitle" presentation:user-transformed="true">
          <draw:text-box>
            <text:p>Das Verhältnis von abgegebener mechanischer Arbeit zur dafür verwendeten Wärme:</text:p>
            <text:p/>
            <text:p/>
            <text:p/>
            <text:p/>
            <text:p><text:span text:style-name="T3">Q</text:span><text:span text:style-name="T15">hoch</text:span><text:span text:style-name="T16"> bezeichnet hierbei die von einem Wärmereservoir mit hoher Temperatur </text:span><text:span text:style-name="T3">T</text:span><text:span text:style-name="T15">hoch</text:span><text:span text:style-name="T16"> </text:span><text:span text:style-name="T17">aufgenommene</text:span><text:span text:style-name="T16"> Wärmemenge</text:span><text:span text:style-name="T3">, </text:span></text:p>
            <text:p><text:span text:style-name="T3">Q</text:span><text:span text:style-name="T10">tief</text:span> die an ein Wärmereservoir mit tiefer Temperatur <text:span text:style-name="T3">T</text:span><text:span text:style-name="T10">tief</text:span> <text:span text:style-name="T2">abgegebene</text:span> Wärmemenge</text:p>
          </draw:text-box>
        </draw:frame>
        <draw:frame draw:style-name="gr2" draw:text-style-name="P3" draw:layer="layout" svg:width="19.347cm" svg:height="3.061cm" svg:x="4.326cm" svg:y="9.969cm">
          <text:p/>
          <draw:object xlink:href="../Wirkungsgrad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agt der zweite Hauptsatz der Thermodynamik in Bezug auf den Wirkungsgrad?</text:p>
          </draw:text-box>
        </draw:frame>
        <draw:frame presentation:style-name="pr7" draw:text-style-name="P4" draw:layer="layout" svg:width="25.199cm" svg:height="12.18cm" svg:x="1.4cm" svg:y="6.914cm" presentation:class="subtitle" presentation:user-transformed="true">
          <draw:text-box>
            <text:p><text:span text:style-name="T11">Es ist unmöglich, eine periodisch arbeitende Maschine zu konstruieren, die weiter nichts bewirkt als Hebung einer Last und Abkühlung eines Wärmereservoirs (Thomson/Planck):</text:span></text:p>
            <text:p><text:span text:style-name="T11"/></text:p>
            <text:p><text:span text:style-name="T11">Es ist nicht möglich Wärme vollständig in Arbeit umzuwandeln, ohne daß dabei andere Änderungen stattfinden – es gibt keine idealen Maschinen mit einem Wirkungsgrad von </text:span><text:span text:style-name="T18">η</text:span><text:span text:style-name="T19">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ie Leistungszahl?</text:p>
          </draw:text-box>
        </draw:frame>
        <draw:frame presentation:style-name="pr7" draw:layer="layout" svg:width="25.199cm" svg:height="12.18cm" svg:x="1.4cm" svg:y="6.914cm" presentation:class="subtitle" presentation:user-transformed="true">
          <draw:text-box>
            <text:p>Das Verhältnis transportierter Wärme <text:span text:style-name="T3">Q</text:span> zur aufgewendeten Arbeit <text:span text:style-name="T3">W</text:span> :</text:p>
            <text:p/>
            <text:p/>
            <text:p/>
            <text:p/>
            <text:p><text:span text:style-name="T3">Q</text:span><text:span text:style-name="T15">tief</text:span><text:span text:style-name="T16"> bezeichnet hierbei die von einem Wärmereservoir mit tiefer Temperatur </text:span><text:span text:style-name="T3">T</text:span><text:span text:style-name="T15">tief</text:span><text:span text:style-name="T16"> </text:span><text:span text:style-name="T17">aufgenommene</text:span><text:span text:style-name="T16"> Wärmemenge, </text:span></text:p>
            <text:p><text:span text:style-name="T3">Q</text:span><text:span text:style-name="T15">hoch</text:span><text:span text:style-name="T16"> die an ein Wärmereservoir mit hoher Temperatur </text:span><text:span text:style-name="T3">T</text:span><text:span text:style-name="T15">hoch</text:span><text:span text:style-name="T16"> </text:span><text:span text:style-name="T17">abgegebene</text:span><text:span text:style-name="T16"> Wärmemenge</text:span></text:p>
          </draw:text-box>
        </draw:frame>
        <draw:frame draw:style-name="gr2" draw:text-style-name="P3" draw:layer="layout" svg:width="13.047cm" svg:height="3.061cm" svg:x="7.476cm" svg:y="9.969cm">
          <text:p/>
          <draw:object xlink:href="../Leistungszah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agt der zweite Hauptsatz der Thermodynamik in Bezug auf die Leistungszahl?</text:p>
          </draw:text-box>
        </draw:frame>
        <draw:frame presentation:style-name="pr7" draw:text-style-name="P4" draw:layer="layout" svg:width="25.199cm" svg:height="12.18cm" svg:x="1.4cm" svg:y="6.914cm" presentation:class="subtitle" presentation:user-transformed="true">
          <draw:text-box>
            <text:p>Es gibt keine Zustandsänderung, deren einziges Ergebnis die Übertragung von Wärme von einem Körper niederer auf einen Körper höherer Temperatur ist (Rudolf J. M. Clausius):</text:p>
            <text:p/>
            <text:p>Spontaner Wärmeaustausch erfolgt nur von wärmeren zu kälteren Körpern – es gibt kein ideales Kühlaggregat mit einer Leistungszahl von <text:span text:style-name="T12">ε</text:span><text:span text:style-name="T20">K</text:span><text:span text:style-name="T6"> = 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besteht der Carnot-Zyklu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zwei adiabatischen und zwei isotherm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er Wirkungsgrad der Carnot-Maschine ab?</text:p>
          </draw:text-box>
        </draw:frame>
        <draw:frame presentation:style-name="pr4" draw:layer="layout" svg:width="25.199cm" svg:height="12.18cm" svg:x="1.4cm" svg:y="4.914cm" presentation:class="subtitle">
          <draw:text-box>
            <text:p>Nur von den beiden Temperaturen <text:span text:style-name="T3">T</text:span><text:span text:style-name="T10">hoch</text:span> und <text:span text:style-name="T3">T</text:span><text:span text:style-name="T10">tief</text:span> :</text:p>
            <text:p/>
            <text:p/>
          </draw:text-box>
        </draw:frame>
        <draw:frame draw:style-name="gr2" draw:text-style-name="P3" draw:layer="layout" svg:width="9.417cm" svg:height="3.061cm" svg:x="9.291cm" svg:y="11.969cm">
          <text:p/>
          <draw:object xlink:href="../Carnot-Wirkungsgrad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Carnot-Zyklus reversibe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Ja, </text:p>
            <text:p>die Carnot-Maschine wird so zum Carnot-Kühlaggregat mit der Leistungszahl</text:p>
          </draw:text-box>
        </draw:frame>
        <draw:frame draw:style-name="gr2" draw:text-style-name="P3" draw:layer="layout" svg:width="9.294cm" svg:height="3.061cm" svg:x="9.352cm" svg:y="13.969cm">
          <text:p/>
          <draw:object xlink:href="../Carnot-Leistungszahl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weite Hauptsatz der Thermodynamik in Bezug auf den Carnot-Zyklu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gibt keine Wärmekraftmaschine, die bei gegebenen mittleren Temperaturen der Wärmezufuhr und Wärmeabfuhr einen höheren Wirkungsgrad hat, als den aus diesen Temperaturen gebildeten Carnot-Wirkung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ie <text:span text:style-name="T3">reduzierte Wärme</text:span>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er Quotient von aus einem Reservoir <text:span text:style-name="T21">entnommener Wärmemenge </text:span><text:span text:style-name="T22">Q</text:span><text:span text:style-name="T23">hoch</text:span> zur im Reservoir <text:span text:style-name="T24">vorhandenen</text:span> (absoluten) <text:span text:style-name="T24">Temperatur </text:span><text:span text:style-name="T25">T</text:span><text:span text:style-name="T26">hoch</text:span> , </text:p>
            <text:p>bzw. von an ein Reservoir <text:span text:style-name="T27">abgegebener Wärmemenge </text:span><text:span text:style-name="T28">Q</text:span><text:span text:style-name="T29">tief</text:span> zur im Reservoir <text:span text:style-name="T30">vorhandenen</text:span> (absoluten) <text:span text:style-name="T30">Temperatur </text:span><text:span text:style-name="T31">T</text:span><text:span text:style-name="T32">tief</text:span></text:p>
            <text:p><text:span text:style-name="T33">(der Bergriff Reservoir impliziert dass sich die Temperatur darin dadurch nicht ändert)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draw:text-box>
        </draw:frame>
        <draw:frame draw:style-name="gr2" draw:text-style-name="P3" draw:layer="layout" svg:width="9.76cm" svg:height="3.061cm" svg:x="9.119cm" svg:y="13.969cm">
          <text:p/>
          <draw:object xlink:href="../reduzierte%20Wärme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reduzierten Wärmen eines reversiblen Prozesses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Summe der reduzierten Wärmen ist Null:</text:p>
            <text:p/>
            <text:p/>
          </draw:text-box>
        </draw:frame>
        <draw:frame draw:style-name="gr2" draw:text-style-name="P3" draw:layer="layout" svg:width="8.047cm" svg:height="3.061cm" svg:x="9.976cm" svg:y="11.969cm">
          <text:p/>
          <draw:object xlink:href="../reduzierte%20Wärmen%20des%20vollständigen%20Carnot-Zyklu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hängt der Begriff der Entropie mit dem der reduzierten Wärme zusamme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Änderung der Entropie <text:span text:style-name="T3">S</text:span> ist gleich der Änderung der reduzierten Wärme <text:span text:style-name="T3">Q</text:span> / <text:span text:style-name="T3">T</text:span> :</text:p>
            <text:p/>
            <text:p/>
          </draw:text-box>
        </draw:frame>
        <draw:frame draw:style-name="gr2" draw:text-style-name="P3" draw:layer="layout" svg:width="15.435cm" svg:height="2.639cm" svg:x="6.282cm" svg:y="12.18cm">
          <text:p/>
          <draw:object xlink:href="../Entropie%20und%20reduzierte%20Wärm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>
            <draw:text-box>
              <text:p>Im Skript ist die Integralschreibweise möglicherweise falsch. Es soll vermutlich heißen <text:span text:style-name="T34">«</text:span>lint ` { "d" Q } over T ~=~ 0<text:span text:style-name="T34">».</text:span></text:p>
              <text:p><text:span text:style-name="T34">Es ist anzumerken dass der Differentialbezeichner vor dem </text:span><text:span text:style-name="T35">Q</text:span><text:span text:style-name="T34"> eigentlich überflüssig ist, da </text:span><text:span text:style-name="T35">Q</text:span><text:span text:style-name="T34"> grundsätzlich bereits eine Änderung darstellt. Allerdings wird so deutlich welche Variable einer Änderung unterworfen ist: </text:span><text:span text:style-name="T35">T</text:span><text:span text:style-name="T34"> bleibt sicher fest. Aus diesem Grund ist der so definierte Begriff der Entropieänderung ein differentieller, weil es eben in der Natur der Wärmeübertragung liegt eine Änderung zu sein.</text:span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Ist Entropie eine extensive oder eine intensive Größe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/>Fügt man zwei Körper zusammen, so addieren sich die Entropien beider Teile; die Entropie ist also eine extensive 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Ist Entropie eine Erhaltungsgröße?</text:p>
          </draw:text-box>
        </draw:frame>
        <draw:frame presentation:style-name="pr7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weite Hauptsatz der Thermodynamik in Bezug auf die Entrop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edem thermodynamischen Prozeß zwischen zwei Gleichgewichtszuständen eines abgeschlossenen Systems ist die Gesamtänderung der Entropie größer oder gleich Null.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Bei welchen Prozessen bleibt die Entropie konstan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Nur bei 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Zeit mit der Entropie verknüp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eisten Prozesse sind nur sinnvoll, wenn man sie in der Vorwärtsrichtung betrachtet. In Rückwärtsrichtung widersprechen sie völlig unserer Erfahrung, da sich dabei die Entropie absurd verringern würde.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Verdana3" svg:font-family="Verdana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1M40S</meta:editing-duration>
    <meta:editing-cycles>13</meta:editing-cycles>
    <meta:generator>LibreOffice/4.3.4.1$Windows_x86 LibreOffice_project/bc356b2f991740509f321d70e4512a6a54c5f243</meta:generator>
    <dc:date>2015-04-09T14:25:47.068000000</dc:date>
    <meta:document-statistic meta:object-count="250"/>
  </office:meta>
</office:document-meta>
</file>